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0E6AF44DA6120682476.png" manifest:media-type="image/png"/>
  <manifest:file-entry manifest:full-path="Pictures/100000000000017C0000011606AFE6ACEEDB7755.png" manifest:media-type="image/png"/>
  <manifest:file-entry manifest:full-path="Pictures/1000000000000117000000B0993B706463C3E354.png" manifest:media-type="image/png"/>
  <manifest:file-entry manifest:full-path="Pictures/10000000000000C6000000AA4660C95F720374D4.png" manifest:media-type="image/png"/>
  <manifest:file-entry manifest:full-path="Pictures/10000000000004F4000004074C5736F6876EAF8A.png" manifest:media-type="image/png"/>
  <manifest:file-entry manifest:full-path="Pictures/1000000000000155000002285CAF7513BC73588B.png" manifest:media-type="image/png"/>
  <manifest:file-entry manifest:full-path="Pictures/100000000000017C00000284A30BE2FED1B671C7.png" manifest:media-type="image/png"/>
  <manifest:file-entry manifest:full-path="Pictures/10000000000000730000002B74F8C459092C5EA2.png" manifest:media-type="image/png"/>
  <manifest:file-entry manifest:full-path="Pictures/10000000000001160000004C8B57131974D44470.png" manifest:media-type="image/png"/>
  <manifest:file-entry manifest:full-path="Pictures/10000000000002CE000001924FC422BD85D789EE.png" manifest:media-type="image/png"/>
  <manifest:file-entry manifest:full-path="Pictures/10000000000003430000017ECB89C52D634151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cm" fo:min-width="5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2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2.25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799cm, 7.651cm, -0.008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25cm" svg:height="8.394cm" svg:x="1.5cm" svg:y="3.106cm">
          <draw:image xlink:href="Pictures/10000000000003430000017ECB89C52D63415181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2cm" svg:x="15.7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2cm" svg:x="18.75cm" svg:y="6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87cm" svg:height="8.885cm" svg:x="2.38cm" svg:y="12cm">
          <draw:image xlink:href="Pictures/10000000000002CE000001924FC422BD85D789EE.png" xlink:type="simple" xlink:show="embed" xlink:actuate="onLoad" draw:mime-type="image/png">
            <text:p/>
          </draw:image>
        </draw:frame>
        <draw:custom-shape draw:style-name="gr4" draw:text-style-name="P2" draw:layer="layout" svg:width="6cm" svg:height="2.25cm" svg:x="12.25cm" svg:y="1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5cm" svg:height="1cm" svg:x="6.75cm" svg:y="20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2cm" svg:x="1.75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5cm" svg:height="1.708cm" svg:x="7.25cm" svg:y="22.292cm">
          <draw:image xlink:href="Pictures/10000000000001160000004C8B57131974D44470.png" xlink:type="simple" xlink:show="embed" xlink:actuate="onLoad" draw:mime-type="image/png">
            <text:p/>
          </draw:image>
        </draw:frame>
        <draw:frame draw:style-name="gr7" draw:text-style-name="P3" draw:layer="layout" svg:width="9.25cm" svg:height="1.673cm" svg:x="1cm" svg:y="1cm">
          <draw:text-box>
            <text:p><text:span text:style-name="T1">Схема GPIO NAPI C</text:span></text:p>
            <text:p>Версия от 01.11.2023</text:p>
          </draw:text-box>
        </draw:frame>
      </draw:page>
      <draw:page draw:name="page2" draw:style-name="dp1" draw:master-page-name="Обычный">
        <draw:frame draw:style-name="gr1" draw:text-style-name="P1" draw:layer="layout" svg:width="7.75cm" svg:height="13.135cm" svg:x="2.75cm" svg:y="1.25cm">
          <draw:image xlink:href="Pictures/100000000000017C00000284A30BE2FED1B671C7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3.863cm" svg:x="10.75cm" svg:y="4.25cm">
          <draw:image xlink:href="Pictures/10000000000000C6000000AA4660C95F720374D4.png" xlink:type="simple" xlink:show="embed" xlink:actuate="onLoad" draw:mime-type="image/png">
            <text:p/>
          </draw:image>
        </draw:frame>
        <draw:frame draw:style-name="gr1" draw:text-style-name="P1" draw:layer="layout" svg:width="5.548cm" svg:height="3.5cm" svg:x="12.75cm" svg:y="8.5cm">
          <draw:image xlink:href="Pictures/1000000000000117000000B0993B706463C3E354.png" xlink:type="simple" xlink:show="embed" xlink:actuate="onLoad" draw:mime-type="image/png">
            <text:p/>
          </draw:image>
        </draw:frame>
        <draw:frame draw:style-name="gr1" draw:text-style-name="P1" draw:layer="layout" svg:width="6.795cm" svg:height="11cm" svg:x="2.705cm" svg:y="15.25cm">
          <draw:image xlink:href="Pictures/1000000000000155000002285CAF7513BC73588B.png" xlink:type="simple" xlink:show="embed" xlink:actuate="onLoad" draw:mime-type="image/png">
            <text:p/>
          </draw:image>
        </draw:frame>
        <draw:frame draw:style-name="gr1" draw:text-style-name="P1" draw:layer="layout" svg:width="7.803cm" svg:height="5.708cm" svg:x="11.5cm" svg:y="13.5cm">
          <draw:image xlink:href="Pictures/100000000000017C0000011606AFE6ACEEDB7755.png" xlink:type="simple" xlink:show="embed" xlink:actuate="onLoad" draw:mime-type="image/png">
            <text:p/>
          </draw:image>
        </draw:frame>
        <draw:frame draw:style-name="gr1" draw:text-style-name="P1" draw:layer="layout" svg:width="9.193cm" svg:height="4.626cm" svg:x="10.557cm" svg:y="20.25cm">
          <draw:image xlink:href="Pictures/10000000000001C9000000E6AF44DA6120682476.png" xlink:type="simple" xlink:show="embed" xlink:actuate="onLoad" draw:mime-type="image/png">
            <text:p/>
          </draw:image>
        </draw:frame>
        <draw:frame draw:style-name="gr1" draw:text-style-name="P1" draw:layer="layout" svg:width="2.944cm" svg:height="1.1cm" svg:x="11.606cm" svg:y="19.234cm">
          <draw:image xlink:href="Pictures/10000000000000730000002B74F8C459092C5EA2.png" xlink:type="simple" xlink:show="embed" xlink:actuate="onLoad" draw:mime-type="image/png">
            <text:p/>
          </draw:image>
        </draw:frame>
        <draw:custom-shape draw:style-name="gr5" draw:text-style-name="P2" draw:layer="layout" svg:width="2.75cm" svg:height="1cm" svg:x="10.5cm" svg:y="20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8" draw:text-style-name="P1" draw:layer="layout" svg:width="18.35cm" svg:height="18.767cm" svg:x="1.65cm" svg:y="2.233cm">
          <draw:image xlink:href="Pictures/10000000000004F4000004074C5736F6876EAF8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15:32:27.846535118</meta:creation-date>
    <dc:date>2024-02-07T15:58:09.061232175</dc:date>
    <meta:editing-duration>PT3M20S</meta:editing-duration>
    <meta:editing-cycles>1</meta:editing-cycles>
    <meta:document-statistic meta:object-count="18"/>
    <meta:generator>LibreOffice/7.3.7.2$Linux_X86_64 LibreOffice_project/30$Build-2</meta:generator>
  </office:meta>
</office:document-meta>
</file>